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74pt solid #000000" fo:border-right="none" fo:border-top="0.74pt solid #000000"/>
    </style:style>
    <style:style style:name="ce5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74pt solid #000000" fo:border-top="none"/>
    </style:style>
    <style:style style:name="ce62" style:family="table-cell" style:parent-style-name="Default">
      <style:table-cell-properties fo:border-bottom="0.74pt solid #000000" fo:border-left="none" fo:border-right="0.74pt solid #000000" fo:border-top="none"/>
    </style:style>
    <style:style style:name="ce6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order-left="0.74pt solid #000000" fo:border-right="none" fo:border-top="0.74pt solid #000000"/>
    </style:style>
    <style:style style:name="ce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font-weight-asian="bold" style:font-weight-complex="bold"/>
    </style:style>
    <style:style style:name="ce8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"/>
    <style:style style:name="ce88" style:family="table-cell" style:parent-style-name="Default" style:data-style-name="N0"/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mm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margi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9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29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9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29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0" office:value-type="string" calcext:value-type="string">
            <text:p>BAT+BAT [horizontral] + board on upside</text:p>
          </table:table-cell>
          <table:table-cell table:style-name="ce53" table:number-columns-repeated="5"/>
          <table:table-cell table:style-name="ce59"/>
        </table:table-row>
        <table:table-row table:style-name="ro1">
          <table:table-cell table:style-name="ce51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29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60" office:value-type="string" calcext:value-type="string">
            <text:p>mm</text:p>
          </table:table-cell>
        </table:table-row>
        <table:table-row table:style-name="ro1">
          <table:table-cell table:style-name="ce51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61"/>
        </table:table-row>
        <table:table-row table:style-name="ro1">
          <table:table-cell table:style-name="ce52" office:value-type="string" calcext:value-type="string">
            <text:p>board L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string" calcext:value-type="string">
            <text:p>mm</text:p>
          </table:table-cell>
          <table:table-cell table:style-name="ce57" table:number-columns-repeated="3"/>
          <table:table-cell table:style-name="ce62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30" office:value-type="string" calcext:value-type="string">
            <text:p>Get data duration</text:p>
          </table:table-cell>
          <table:table-cell table:style-name="ce53"/>
          <table:table-cell table:style-name="ce67" office:value-type="float" office:value="1" calcext:value-type="float">
            <text:p>1</text:p>
          </table:table-cell>
          <table:table-cell table:style-name="ce69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65" office:value-type="string" calcext:value-type="string">
            <text:p>Send data duration</text:p>
          </table:table-cell>
          <table:table-cell/>
          <table:table-cell table:style-name="ce29" office:value-type="float" office:value="0.5" calcext:value-type="float">
            <text:p>0,5</text:p>
          </table:table-cell>
          <table:table-cell table:style-name="ce60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66" office:value-type="string" calcext:value-type="string">
            <text:p>Sessions per hour</text:p>
          </table:table-cell>
          <table:table-cell table:style-name="ce57"/>
          <table:table-cell table:style-name="ce68" office:value-type="float" office:value="30" calcext:value-type="float">
            <text:p>30</text:p>
          </table:table-cell>
          <table:table-cell table:style-name="ce70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/>
          <table:table-cell office:value-type="string" calcext:value-type="string">
            <text:p>INA233</text:p>
          </table:table-cell>
          <table:table-cell office:value-type="string" calcext:value-type="string">
            <text:p>Active tim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2"/>
          <table:table-cell office:value-type="string" calcext:value-type="string">
            <text:p>Active</text:p>
          </table:table-cell>
          <table:table-cell table:formula="of:=1/1000" office:value-type="float" office:value="0.001" calcext:value-type="float">
            <text:p>0,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2"/>
          <table:table-cell office:value-type="string" calcext:value-type="string">
            <text:p>ShutDown</text:p>
          </table:table-cell>
          <table:table-cell table:formula="of:=15/1000000" office:value-type="float" office:value="0.000015" calcext:value-type="float">
            <text:p>0,0000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2"/>
          <table:table-cell office:value-type="string" calcext:value-type="string">
            <text:p>Total/hour</text:p>
          </table:table-cell>
          <table:table-cell table:formula="of:=ROUND(([.H7]*[.I4]*[.H8]/3600+(3600-[.H7]*[.I4])*[.H9]/3600)*1000;3)" office:value-type="float" office:value="0.016" calcext:value-type="float">
            <text:p>0,01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A233</text:p>
          </table:table-cell>
          <table:table-cell table:formula="of:=[.H10]" office:value-type="float" office:value="0.016" calcext:value-type="float">
            <text:p>0,016</text:p>
          </table:table-cell>
          <table:table-cell office:value-type="float" office:value="3600" calcext:value-type="float">
            <text:p>3600</text:p>
          </table:table-cell>
          <table:table-cell table:formula="of:=ROUND([.B12]*[.C12]/3600;4)" office:value-type="float" office:value="0.016" calcext:value-type="float">
            <text:p>0,01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9" office:value-type="string" calcext:value-type="string">
            <text:p>Total, mA</text:p>
          </table:table-cell>
          <table:table-cell table:style-name="ce29" table:formula="of:=SUM([.D2:.D14])" office:value-type="float" office:value="0.7288" calcext:value-type="float">
            <text:p>0,7288</text:p>
          </table:table-cell>
          <table:table-cell/>
          <table:table-cell table:style-name="ce29" office:value-type="string" calcext:value-type="string">
            <text:p>intime</text:p>
          </table:table-cell>
          <table:table-cell table:style-name="ce29" table:formula="of:=SUM([.B2:.B12])" office:value-type="float" office:value="14.5903" calcext:value-type="float">
            <text:p>14,5903</text:p>
          </table:table-cell>
          <table:table-cell table:style-name="ce29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Bat, mA*H</text:p>
          </table:table-cell>
          <table:table-cell table:style-name="ce29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8]/[.D15])" office:value-type="float" office:value="2470" calcext:value-type="float">
            <text:p>2470</text:p>
          </table:table-cell>
          <table:table-cell/>
          <table:table-cell table:style-name="ce63" table:formula="of:=ROUND([.B19]/24)" office:value-type="float" office:value="103" calcext:value-type="float">
            <text:p>103</text:p>
          </table:table-cell>
          <table:table-cell table:style-name="ce64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7]*[.C7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7]" office:value-type="float" office:value="5" calcext:value-type="float">
            <text:p>5</text:p>
          </table:table-cell>
          <table:table-cell table:formula="of:=ROUND([.B8]*[.C8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0]" office:value-type="float" office:value="3590" calcext:value-type="float">
            <text:p>3590</text:p>
          </table:table-cell>
          <table:table-cell table:formula="of:=ROUND([.B9]*[.C9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0]*[.C10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9]" office:value-type="float" office:value="3590" calcext:value-type="float">
            <text:p>3590</text:p>
          </table:table-cell>
          <table:table-cell table:formula="of:=ROUND([.B11]*[.C11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0]" office:value-type="float" office:value="10" calcext:value-type="float">
            <text:p>10</text:p>
          </table:table-cell>
          <table:table-cell table:formula="of:=ROUND([.B12]*[.C12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</text:p>
          </table:table-cell>
          <table:table-cell table:formula="of:=5/1000"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13]*[.C13]/(60*60);8)" office:value-type="float" office:value="0.005" calcext:value-type="float">
            <text:p>0,00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9" office:value-type="string" calcext:value-type="string">
            <text:p>Total</text:p>
          </table:table-cell>
          <table:table-cell table:style-name="ce29" table:formula="of:=ROUND(SUM([.D2:.D14]);4)" office:value-type="float" office:value="0.1208" calcext:value-type="float">
            <text:p>0,1208</text:p>
          </table:table-cell>
          <table:table-cell/>
          <table:table-cell table:style-name="ce29" office:value-type="string" calcext:value-type="string">
            <text:p>intime</text:p>
          </table:table-cell>
          <table:table-cell table:style-name="ce29" table:formula="of:=SUM([.B2:.B12])" office:value-type="float" office:value="59.8450096" calcext:value-type="float">
            <text:p>59,8450096</text:p>
          </table:table-cell>
          <table:table-cell table:style-name="ce29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5]*[.B17]" office:value-type="float" office:value="0.604" calcext:value-type="float">
            <text:p>0,604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Bat, mA*H</text:p>
          </table:table-cell>
          <table:table-cell table:style-name="ce29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20]/[.B19])" office:value-type="float" office:value="2980" calcext:value-type="float">
            <text:p>2980</text:p>
          </table:table-cell>
          <table:table-cell/>
          <table:table-cell table:style-name="ce63" table:formula="of:=ROUND([.B21]/24)" office:value-type="float" office:value="124" calcext:value-type="float">
            <text:p>124</text:p>
          </table:table-cell>
          <table:table-cell table:style-name="ce64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7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9" office:value-type="float" office:value="0.6" calcext:value-type="float">
            <text:p>0,6</text:p>
          </table:table-cell>
          <table:table-cell table:style-name="ce29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8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9" table:formula="of:=ROUND([.B18]*1000000000;2)" office:value-type="float" office:value="0.25" calcext:value-type="float">
            <text:p>0,25</text:p>
          </table:table-cell>
          <table:table-cell table:style-name="ce29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29" table:formula="of:=ROUND(2*[.B10]*([.B13]+1);1)" office:value-type="float" office:value="0.1" calcext:value-type="float">
            <text:p>0,1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77" office:value-type="string" calcext:value-type="string">
            <text:p>Ω</text:p>
          </table:table-cell>
          <table:table-cell table:style-name="ce29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9" table:formula="of:=ROUND([.B22] * 1000000)" office:value-type="float" office:value="165" calcext:value-type="float">
            <text:p>165</text:p>
          </table:table-cell>
          <table:table-cell table:style-name="ce29" office:value-type="string" calcext:value-type="string">
            <text:p>uF</text:p>
          </table:table-cell>
          <table:table-cell table:style-name="ce29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29" table:formula="of:=ROUND([.B24]*1000000;1)" office:value-type="float" office:value="175.2" calcext:value-type="float">
            <text:p>175,2</text:p>
          </table:table-cell>
          <table:table-cell table:style-name="ce29" office:value-type="string" calcext:value-type="string">
            <text:p>uH</text:p>
          </table:table-cell>
          <table:table-cell table:style-name="ce29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9" office:value-type="string" calcext:value-type="string">
            <text:p>Power</text:p>
          </table:table-cell>
          <table:table-cell table:style-name="ce29" table:formula="of:=(5-3.3)*[.C17]/1000" office:value-type="float" office:value="0.867" calcext:value-type="float">
            <text:p>0,867</text:p>
          </table:table-cell>
          <table:table-cell table:style-name="ce29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29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0" office:value-type="string" calcext:value-type="string">
            <text:p>Total on 5V</text:p>
          </table:table-cell>
          <table:table-cell table:style-name="ce67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69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51" office:value-type="string" calcext:value-type="string">
            <text:p>Total on 3.3V</text:p>
          </table:table-cell>
          <table:table-cell table:style-name="ce29" table:formula="of:=[.C18]-[.C16]" office:value-type="float" office:value="510" calcext:value-type="float">
            <text:p>510</text:p>
          </table:table-cell>
          <table:table-cell table:style-name="ce60" office:value-type="string" calcext:value-type="string">
            <text:p>mA</text:p>
          </table:table-cell>
          <table:table-cell table:style-name="ce29" office:value-type="string" calcext:value-type="string">
            <text:p>→ use in calc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</table:table-row>
        <table:table-row table:style-name="ro1">
          <table:table-cell/>
          <table:table-cell table:style-name="ce51" office:value-type="string" calcext:value-type="string">
            <text:p>Total on 5+3,3V</text:p>
          </table:table-cell>
          <table:table-cell table:style-name="ce29" table:formula="of:=SUM([.B2:.B9])" office:value-type="float" office:value="629" calcext:value-type="float">
            <text:p>629</text:p>
          </table:table-cell>
          <table:table-cell table:style-name="ce60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Total from DC</text:p>
          </table:table-cell>
          <table:table-cell table:style-name="ce68" table:formula="of:=[.B13]+[.B11]+[.C18]+[.B12]" office:value-type="float" office:value="4639" calcext:value-type="float">
            <text:p>4639</text:p>
          </table:table-cell>
          <table:table-cell table:style-name="ce70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B31]*(1-[.B31]))" office:value-type="float" office:value="0.432" calcext:value-type="float">
            <text:p>0,432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D31]*(1-[.D31]))" office:value-type="float" office:value="0.538822596408131" calcext:value-type="float">
            <text:p>0,538822596408131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Vacdet</text:p>
          </table:table-cell>
          <table:table-cell table:style-name="ce53" office:value-type="float" office:value="2.4" calcext:value-type="float">
            <text:p>2,4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AX: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V</text:p>
          </table:table-cell>
          <table:table-cell table:style-name="ce53"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45000" calcext:value-type="float">
            <text:p>45000</text:p>
          </table:table-cell>
          <table:table-cell table:style-name="ce83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6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29" table:formula="of:=ROUND([.B5] * ([.E7]+[.B6])/[.E7];2)" office:value-type="float" office:value="7.73" calcext:value-type="float">
            <text:p>7,73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style-name="ce57" table:number-columns-repeated="5"/>
          <table:table-cell table:style-name="ce57" office:value-type="string" calcext:value-type="string">
            <text:p>max IN</text:p>
          </table:table-cell>
          <table:table-cell table:style-name="ce68" table:formula="of:=ROUND([.E5] * ([.E7]+[.B6])/[.E7];2)" office:value-type="float" office:value="22.56" calcext:value-type="float">
            <text:p>22,56</text:p>
          </table:table-cell>
          <table:table-cell table:style-name="ce57" office:value-type="string" calcext:value-type="string">
            <text:p>V</text:p>
          </table:table-cell>
          <table:table-cell table:style-name="ce6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8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Vilim min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string" calcext:value-type="string">
            <text:p>V</text:p>
          </table:table-cell>
          <table:table-cell table:style-name="ce53" table:number-columns-repeated="5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7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29" table:formula="of:=[$'handle-module-power'.B20]/1000*[.B15]" office:value-type="float" office:value="0.9" calcext:value-type="float">
            <text:p>0,9</text:p>
          </table:table-cell>
          <table:table-cell table:style-name="ce29" office:value-type="string" calcext:value-type="string">
            <text:p>A</text:p>
          </table:table-cell>
          <table:table-cell table:number-columns-repeated="2"/>
          <table:table-cell table:style-name="ce61"/>
          <table:table-cell table:number-columns-repeated="2"/>
        </table:table-row>
        <table:table-row table:style-name="ro1">
          <table:table-cell/>
          <table:table-cell table:style-name="ce29" table:number-columns-repeated="2"/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29" table:formula="of:=[.B17]*20*[.B14]" office:value-type="float" office:value="0.18" calcext:value-type="float">
            <text:p>0,18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5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29" table:formula="of:=[.B18]*5*[.B14]" office:value-type="float" office:value="0.015" calcext:value-type="float">
            <text:p>0,015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>
            <text:p>K</text:p>
          </table:table-cell>
          <table:table-cell table:style-name="ce29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63" table:formula="of:=MAX([.G17];[.G18];[.B13])*[.E19]" office:value-type="float" office:value="0.216" calcext:value-type="float">
            <text:p>0,216</text:p>
          </table:table-cell>
          <table:table-cell table:style-name="ce64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7000" calcext:value-type="float">
            <text:p>7000</text:p>
          </table:table-cell>
          <table:table-cell table:style-name="ce83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ROUND(3.3*[.E21]/([.B20]+[.E21]);3)" office:value-type="float" office:value="0.216" calcext:value-type="float">
            <text:p>0,216</text:p>
          </table:table-cell>
          <table:table-cell table:style-name="ce8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29" table:formula="of:=[.H21]/(20*[.B14])" office:value-type="float" office:value="1.08" calcext:value-type="float">
            <text:p>1,08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COM.MICROSOFT.CONCAT([.B24]/['handle-module-power'.B20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61"/>
          <table:table-cell table:number-columns-repeated="2"/>
        </table:table-row>
        <table:table-row table:style-name="ro1">
          <table:table-cell table:style-name="ce57" office:value-type="string" calcext:value-type="string">
            <text:p>MAX I discharge</text:p>
          </table:table-cell>
          <table:table-cell table:style-name="ce68" table:formula="of:=[.H21]/(5*[.B14])" office:value-type="float" office:value="4.32" calcext:value-type="float">
            <text:p>4,32</text:p>
          </table:table-cell>
          <table:table-cell table:style-name="ce68" office:value-type="string" calcext:value-type="string">
            <text:p>A</text:p>
          </table:table-cell>
          <table:table-cell table:style-name="ce57" table:number-columns-repeated="5"/>
          <table:table-cell table:style-name="ce6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81" office:value-type="string" calcext:value-type="string">
            <text:p>Inductor</text:p>
          </table:table-cell>
          <table:table-cell table:number-columns-repeated="5"/>
          <table:table-cell table:style-name="ce8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Vbat</text:p>
          </table:table-cell>
          <table:table-cell table:style-name="ce53" table:formula="of:=3.2*2" office:value-type="float" office:value="6.4" calcext:value-type="float">
            <text:p>6,4</text:p>
          </table:table-cell>
          <table:table-cell table:style-name="ce53" office:value-type="string" calcext:value-type="string">
            <text:p>V</text:p>
          </table:table-cell>
          <table:table-cell table:style-name="ce59"/>
          <table:table-cell/>
          <table:table-cell table:style-name="ce80" office:value-type="string" calcext:value-type="string">
            <text:p>Rdson</text:p>
          </table:table-cell>
          <table:table-cell table:style-name="ce67" office:value-type="float" office:value="0.04" calcext:value-type="float">
            <text:p>0,04</text:p>
          </table:table-cell>
          <table:table-cell table:style-name="ce84" office:value-type="string" calcext:value-type="string">
            <text:p>Ω</text:p>
          </table:table-cell>
          <table:table-cell table:style-name="ce53" office:value-type="string" calcext:value-type="string">
            <text:p>Qsw</text:p>
          </table:table-cell>
          <table:table-cell table:style-name="ce67" table:formula="of:=(1.1 + 0.8/2)/1000000000" office:value-type="float" office:value="0.0000000015" calcext:value-type="float">
            <text:p>0,0000000015</text:p>
          </table:table-cell>
          <table:table-cell table:style-name="ce6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9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60" table:formula="of:=ROUND([.B30]/[.B2];3)" office:value-type="float" office:value="0.533" calcext:value-type="float">
            <text:p>0,533</text:p>
          </table:table-cell>
          <table:table-cell/>
          <table:table-cell table:style-name="ce51" office:value-type="string" calcext:value-type="string">
            <text:p>Vregn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29" office:value-type="float" office:value="3" calcext:value-type="float">
            <text:p>3</text:p>
          </table:table-cell>
          <table:table-cell table:style-name="ce6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61"/>
          <table:table-cell/>
          <table:table-cell table:style-name="ce51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86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9" office:value-type="float" office:value="8.2" calcext:value-type="float">
            <text:p>8,2</text:p>
          </table:table-cell>
          <table:table-cell table:style-name="ce29" office:value-type="string" calcext:value-type="string">
            <text:p>uH</text:p>
          </table:table-cell>
          <table:table-cell table:style-name="ce61"/>
          <table:table-cell/>
          <table:table-cell table:style-name="ce51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6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51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6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30" office:value-type="string" calcext:value-type="string">
            <text:p>Ptop</text:p>
          </table:table-cell>
          <table:table-cell table:style-name="ce67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69" office:value-type="string" calcext:value-type="string">
            <text:p>W</text:p>
          </table:table-cell>
          <table:table-cell table:number-columns-repeated="2"/>
          <table:table-cell table:style-name="ce61"/>
        </table:table-row>
        <table:table-row table:style-name="ro1">
          <table:table-cell table:style-name="ce63" office:value-type="string" calcext:value-type="string">
            <text:p>L Isat &gt;=</text:p>
          </table:table-cell>
          <table:table-cell table:style-name="ce82" table:formula="of:=ROUND([.B17]+MAX([.B34];[.B35])/2;2)" office:value-type="float" office:value="1.13" calcext:value-type="float">
            <text:p>1,13</text:p>
          </table:table-cell>
          <table:table-cell table:style-name="ce64" office:value-type="string" calcext:value-type="string">
            <text:p>A</text:p>
          </table:table-cell>
          <table:table-cell table:style-name="ce62"/>
          <table:table-cell/>
          <table:table-cell table:style-name="ce66" office:value-type="string" calcext:value-type="string">
            <text:p>Pbuttom</text:p>
          </table:table-cell>
          <table:table-cell table:style-name="ce68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70" office:value-type="string" calcext:value-type="string">
            <text:p>W</text:p>
          </table:table-cell>
          <table:table-cell table:style-name="ce57" table:number-columns-repeated="2"/>
          <table:table-cell table:style-name="ce62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B31]*(1-[.B31]))" office:value-type="float" office:value="0.448" calcext:value-type="float">
            <text:p>0,448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D31]*(1-[.D31]))" office:value-type="float" office:value="0.558778988867692" calcext:value-type="float">
            <text:p>0,558778988867692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Vacdet</text:p>
          </table:table-cell>
          <table:table-cell table:style-name="ce53" office:value-type="float" office:value="2.4" calcext:value-type="float">
            <text:p>2,4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AX: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V</text:p>
          </table:table-cell>
          <table:table-cell table:style-name="ce53"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45000" calcext:value-type="float">
            <text:p>45000</text:p>
          </table:table-cell>
          <table:table-cell table:style-name="ce83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6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29" table:formula="of:=ROUND([.B5] * ([.E7]+[.B6])/[.E7];2)" office:value-type="float" office:value="7.73" calcext:value-type="float">
            <text:p>7,73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style-name="ce57" table:number-columns-repeated="5"/>
          <table:table-cell table:style-name="ce57" office:value-type="string" calcext:value-type="string">
            <text:p>max IN</text:p>
          </table:table-cell>
          <table:table-cell table:style-name="ce68" table:formula="of:=ROUND([.E5] * ([.E7]+[.B6])/[.E7];2)" office:value-type="float" office:value="22.56" calcext:value-type="float">
            <text:p>22,56</text:p>
          </table:table-cell>
          <table:table-cell table:style-name="ce57" office:value-type="string" calcext:value-type="string">
            <text:p>V</text:p>
          </table:table-cell>
          <table:table-cell table:style-name="ce6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8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Vilim min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string" calcext:value-type="string">
            <text:p>V</text:p>
          </table:table-cell>
          <table:table-cell table:style-name="ce53" table:number-columns-repeated="3"/>
          <table:table-cell table:style-name="ce67" office:value-type="string" calcext:value-type="string">
            <text:p>Vbase ILIM</text:p>
          </table:table-cell>
          <table:table-cell table:style-name="ce67" office:value-type="float" office:value="5" calcext:value-type="float">
            <text:p>5</text:p>
          </table:table-cell>
          <table:table-cell table:style-name="ce6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7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29" table:formula="of:=[$'outdoor-module-power'.B18]/1000*[.B15]" office:value-type="float" office:value="0.9" calcext:value-type="float">
            <text:p>0,9</text:p>
          </table:table-cell>
          <table:table-cell table:style-name="ce29" office:value-type="string" calcext:value-type="string">
            <text:p>A</text:p>
          </table:table-cell>
          <table:table-cell table:number-columns-repeated="2"/>
          <table:table-cell table:style-name="ce61"/>
          <table:table-cell table:number-columns-repeated="2"/>
        </table:table-row>
        <table:table-row table:style-name="ro1">
          <table:table-cell/>
          <table:table-cell table:style-name="ce29" table:number-columns-repeated="2"/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29" table:formula="of:=[.B17]*20*[.B14]" office:value-type="float" office:value="0.18" calcext:value-type="float">
            <text:p>0,18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5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29" table:formula="of:=[.B17]*5*[.B14]" office:value-type="float" office:value="0.045" calcext:value-type="float">
            <text:p>0,045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>
            <text:p>K</text:p>
          </table:table-cell>
          <table:table-cell table:style-name="ce29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63" table:formula="of:=MAX([.G17];[.G18];[.B13])*[.E19]" office:value-type="float" office:value="0.216" calcext:value-type="float">
            <text:p>0,216</text:p>
          </table:table-cell>
          <table:table-cell table:style-name="ce64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4700" calcext:value-type="float">
            <text:p>4700</text:p>
          </table:table-cell>
          <table:table-cell table:style-name="ce83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ROUND([.H13]*[.E21]/([.B20]+[.E21]);3)" office:value-type="float" office:value="0.224" calcext:value-type="float">
            <text:p>0,224</text:p>
          </table:table-cell>
          <table:table-cell table:style-name="ce8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29" table:formula="of:=[.H21]/(20*[.B14])" office:value-type="float" office:value="1.12" calcext:value-type="float">
            <text:p>1,12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COM.MICROSOFT.CONCAT(ROUND([.B24]/['outdoor-module-power'.B18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61"/>
          <table:table-cell table:number-columns-repeated="2"/>
        </table:table-row>
        <table:table-row table:style-name="ro1">
          <table:table-cell table:style-name="ce57" office:value-type="string" calcext:value-type="string">
            <text:p>MAX I discharge</text:p>
          </table:table-cell>
          <table:table-cell table:style-name="ce68" table:formula="of:=[.H21]/(5*[.B14])" office:value-type="float" office:value="4.48" calcext:value-type="float">
            <text:p>4,48</text:p>
          </table:table-cell>
          <table:table-cell table:style-name="ce68" office:value-type="string" calcext:value-type="string">
            <text:p>A</text:p>
          </table:table-cell>
          <table:table-cell table:style-name="ce57" table:number-columns-repeated="5"/>
          <table:table-cell table:style-name="ce6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81" office:value-type="string" calcext:value-type="string">
            <text:p>Inductor</text:p>
          </table:table-cell>
          <table:table-cell table:number-columns-repeated="5"/>
          <table:table-cell table:style-name="ce8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Vbat</text:p>
          </table:table-cell>
          <table:table-cell table:style-name="ce53" table:formula="of:=3.2*2" office:value-type="float" office:value="6.4" calcext:value-type="float">
            <text:p>6,4</text:p>
          </table:table-cell>
          <table:table-cell table:style-name="ce53" office:value-type="string" calcext:value-type="string">
            <text:p>V</text:p>
          </table:table-cell>
          <table:table-cell table:style-name="ce59"/>
          <table:table-cell/>
          <table:table-cell table:style-name="ce80" office:value-type="string" calcext:value-type="string">
            <text:p>Rdson</text:p>
          </table:table-cell>
          <table:table-cell table:style-name="ce67" office:value-type="float" office:value="0.04" calcext:value-type="float">
            <text:p>0,04</text:p>
          </table:table-cell>
          <table:table-cell table:style-name="ce84" office:value-type="string" calcext:value-type="string">
            <text:p>Ω</text:p>
          </table:table-cell>
          <table:table-cell table:style-name="ce53" office:value-type="string" calcext:value-type="string">
            <text:p>Qsw</text:p>
          </table:table-cell>
          <table:table-cell table:style-name="ce67" table:formula="of:=(1.1 + 0.8/2)/1000000000" office:value-type="float" office:value="0.0000000015" calcext:value-type="float">
            <text:p>0,0000000015</text:p>
          </table:table-cell>
          <table:table-cell table:style-name="ce6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9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60" table:formula="of:=ROUND([.B30]/[.B2];3)" office:value-type="float" office:value="0.533" calcext:value-type="float">
            <text:p>0,533</text:p>
          </table:table-cell>
          <table:table-cell/>
          <table:table-cell table:style-name="ce51" office:value-type="string" calcext:value-type="string">
            <text:p>Vregn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29" office:value-type="float" office:value="3" calcext:value-type="float">
            <text:p>3</text:p>
          </table:table-cell>
          <table:table-cell table:style-name="ce6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61"/>
          <table:table-cell/>
          <table:table-cell table:style-name="ce51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86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9" office:value-type="float" office:value="8.2" calcext:value-type="float">
            <text:p>8,2</text:p>
          </table:table-cell>
          <table:table-cell table:style-name="ce29" office:value-type="string" calcext:value-type="string">
            <text:p>uH</text:p>
          </table:table-cell>
          <table:table-cell table:style-name="ce61"/>
          <table:table-cell/>
          <table:table-cell table:style-name="ce51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6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51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6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30" office:value-type="string" calcext:value-type="string">
            <text:p>Ptop</text:p>
          </table:table-cell>
          <table:table-cell table:style-name="ce67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69" office:value-type="string" calcext:value-type="string">
            <text:p>W</text:p>
          </table:table-cell>
          <table:table-cell table:number-columns-repeated="2"/>
          <table:table-cell table:style-name="ce61"/>
        </table:table-row>
        <table:table-row table:style-name="ro1">
          <table:table-cell table:style-name="ce63" office:value-type="string" calcext:value-type="string">
            <text:p>L Isat &gt;=</text:p>
          </table:table-cell>
          <table:table-cell table:style-name="ce82" table:formula="of:=ROUND([.B17]+MAX([.B34];[.B35])/2;2)" office:value-type="float" office:value="1.13" calcext:value-type="float">
            <text:p>1,13</text:p>
          </table:table-cell>
          <table:table-cell table:style-name="ce64" office:value-type="string" calcext:value-type="string">
            <text:p>A</text:p>
          </table:table-cell>
          <table:table-cell table:style-name="ce62"/>
          <table:table-cell/>
          <table:table-cell table:style-name="ce66" office:value-type="string" calcext:value-type="string">
            <text:p>Pbuttom</text:p>
          </table:table-cell>
          <table:table-cell table:style-name="ce68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70" office:value-type="string" calcext:value-type="string">
            <text:p>W</text:p>
          </table:table-cell>
          <table:table-cell table:style-name="ce57" table:number-columns-repeated="2"/>
          <table:table-cell table:style-name="ce62"/>
        </table:table-row>
      </table:table>
      <table:table table:name="main-module-nominal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harger</text:p>
          </table:table-cell>
          <table:table-cell table:style-name="ce81"/>
          <table:table-cell table:number-columns-repeated="10"/>
        </table:table-row>
        <table:table-row table:style-name="ro1">
          <table:table-cell/>
          <table:table-cell table:style-name="ce8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table:number-columns-repeated="3"/>
          <table:table-cell office:value-type="string" calcext:value-type="string">
            <text:p>Stepper limit swi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ef</text:p>
          </table:table-cell>
          <table:table-cell table:style-name="ce29" office:value-type="float" office:value="1.25" calcext:value-type="float">
            <text:p>1,25</text:p>
          </table:table-cell>
          <table:table-cell table:style-name="ce29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 load</text:p>
          </table:table-cell>
          <table:table-cell table:style-name="ce29"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80" office:value-type="string" calcext:value-type="string">
            <text:p>Full open:</text:p>
          </table:table-cell>
          <table:table-cell table:style-name="ce53" table:formula="of:=ROUND(([.G5]*[.G7]/([.G5]+[.G7]))/(([.G5]*[.G7]/([.G5]+[.G7]))+[.G4])*100)" office:value-type="float" office:value="60" calcext:value-type="float">
            <text:p>60</text:p>
          </table:table-cell>
          <table:table-cell table:style-name="ce59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29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 full open</text:p>
          </table:table-cell>
          <table:table-cell table:style-name="ce29" office:value-type="float" office:value="20" calcext:value-type="float">
            <text:p>2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51" office:value-type="string" calcext:value-type="string">
            <text:p>Full close:</text:p>
          </table:table-cell>
          <table:table-cell table:formula="of:=ROUND(([.G6]*[.G7]/([.G6]+[.G7]))/(([.G6]*[.G7]/([.G6]+[.G7]))+[.G4])*100)" office:value-type="float" office:value="22" calcext:value-type="float">
            <text:p>22</text:p>
          </table:table-cell>
          <table:table-cell table:style-name="ce61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29" office:value-type="float" office:value="11" calcext:value-type="float">
            <text:p>1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R full close</text:p>
          </table:table-cell>
          <table:table-cell table:style-name="ce29" office:value-type="float" office:value="3" calcext:value-type="float">
            <text:p>3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52" office:value-type="string" calcext:value-type="string">
            <text:p>Connected:</text:p>
          </table:table-cell>
          <table:table-cell table:style-name="ce57" table:formula="of:=ROUND([.G7]/([.G7]+[.G4])*100)" office:value-type="float" office:value="86" calcext:value-type="float">
            <text:p>86</text:p>
          </table:table-cell>
          <table:table-cell table:style-name="ce62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R2 calc</text:p>
          </table:table-cell>
          <table:table-cell table:style-name="ce29" table:formula="of:=[.B6] * [.B4]/([.B5] - [.B4])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R connected</text:p>
          </table:table-cell>
          <table:table-cell table:style-name="ce29" office:value-type="float" office:value="62" calcext:value-type="float">
            <text:p>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use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Vout act</text:p>
          </table:table-cell>
          <table:table-cell table:style-name="ce29" table:formula="of:=[.B4]*([.B8]+[.B6])/[.B8]" office:value-type="float" office:value="15" calcext:value-type="float">
            <text:p>15</text:p>
          </table:table-cell>
          <table:table-cell table:style-name="ce29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A169</text:p>
          </table:table-cell>
          <table:table-cell/>
          <table:table-cell table:style-name="ce29" table:number-columns-repeated="2"/>
          <table:table-cell/>
          <table:table-cell table:style-name="ce88"/>
          <table:table-cell table:number-columns-repeated="5"/>
        </table:table-row>
        <table:table-row table:style-name="ro1">
          <table:table-cell table:style-name="ce29" office:value-type="string" calcext:value-type="string">
            <text:p>Max curren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Min current</text:p>
          </table:table-cell>
          <table:table-cell table:style-name="ce29" office:value-type="float" office:value="0.002" calcext:value-type="float">
            <text:p>0,002</text:p>
          </table:table-cell>
          <table:table-cell table:style-name="ce29" office:value-type="string" calcext:value-type="string">
            <text:p>A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Delta</text:p>
          </table:table-cell>
          <table:table-cell table:style-name="ce54" office:value-type="percentage" office:value="0.5" calcext:value-type="percentage">
            <text:p>50,00%</text:p>
          </table:table-cell>
          <table:table-cell table:style-name="ce58" table:formula="of:=[.B13]+[.B13]*[.F13]" office:value-type="float" office:value="0.003" calcext:value-type="float">
            <text:p>0,003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[$'handle-module-nominals'.E5]/[.G13]" office:value-type="float" office:value="2333.33333333333" calcext:value-type="float">
            <text:p>2333,33333333333</text:p>
          </table:table-cell>
          <table:table-cell table:style-name="ce8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Vref</text:p>
          </table:table-cell>
          <table:table-cell table:style-name="ce29" office:value-type="float" office:value="0.5" calcext:value-type="float">
            <text:p>0,5</text:p>
          </table:table-cell>
          <table:table-cell table:style-name="ce29" office:value-type="string" calcext:value-type="string">
            <text:p>V</text:p>
          </table:table-cell>
          <table:table-cell table:number-columns-repeated="4"/>
          <table:table-cell table:style-name="ce29" office:value-type="string" calcext:value-type="string">
            <text:p>Use</text:p>
          </table:table-cell>
          <table:table-cell table:style-name="ce29" office:value-type="float" office:value="2200" calcext:value-type="float">
            <text:p>2200</text:p>
          </table:table-cell>
          <table:table-cell table:style-name="ce87" office:value-type="string" calcext:value-type="string">
            <text:p>Ω</text:p>
          </table:table-cell>
          <table:table-cell table:style-name="ce29" table:formula="of:=[$'handle-module-nominals'.E5]/[.I14]" office:value-type="float" office:value="0.00318181818181818" calcext:value-type="float">
            <text:p>0,003181818181818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4"/>
          <table:table-cell table:style-name="ce29" office:value-type="string" calcext:value-type="string">
            <text:p>P</text:p>
          </table:table-cell>
          <table:table-cell table:style-name="ce29" table:formula="of:=ROUND([.B5]/[.I14]*[.B5];2)" office:value-type="float" office:value="0.1" calcext:value-type="float">
            <text:p>0,1</text:p>
          </table:table-cell>
          <table:table-cell table:style-name="ce29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.B12]*[.B16]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29" table:formula="of:=[.E16]*[.B12]" office:value-type="float" office:value="1" calcext:value-type="float">
            <text:p>1</text:p>
          </table:table-cell>
          <table:table-cell table:style-name="ce29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 [.B14] / ([.B13] * [.B16] * [.B15]/1000000)" office:value-type="float" office:value="250000" calcext:value-type="float">
            <text:p>250000</text:p>
          </table:table-cell>
          <table:table-cell table:style-name="ce77" office:value-type="string" calcext:value-type="string">
            <text:p>Ω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nable vref</text:p>
          </table:table-cell>
          <table:table-cell table:style-name="ce29"/>
          <table:table-cell table:number-columns-repeated="3"/>
          <table:table-cell office:value-type="string" calcext:value-type="string">
            <text:p>Enable degl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</text:p>
          </table:table-cell>
          <table:table-cell table:formula="of:=[.B14]*90%" office:value-type="float" office:value="0.45" calcext:value-type="float">
            <text:p>0,45</text:p>
          </table:table-cell>
          <table:table-cell office:value-type="string" calcext:value-type="string">
            <text:p>V</text:p>
          </table:table-cell>
          <table:table-cell table:style-name="ce29" table:number-columns-repeated="2"/>
          <table:table-cell office:value-type="string" calcext:value-type="string">
            <text:p>Ven_th, on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, ON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1" office:value-type="string" calcext:value-type="string">
            <text:p>Vin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V</text:p>
          </table:table-cell>
          <table:table-cell table:style-name="ce29" table:number-columns-repeated="2"/>
          <table:table-cell office:value-type="string" calcext:value-type="string">
            <text:p>Ven_th, off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R1</text:p>
          </table:table-cell>
          <table:table-cell table:style-name="ce29"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V maxon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calc</text:p>
          </table:table-cell>
          <table:table-cell table:style-name="ce35" table:formula="of:=[.B22] * [.B20]/([.B21] - [.B20])" office:value-type="float" office:value="0.989010989010989" calcext:value-type="float">
            <text:p>0,989010989010989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R2 use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29" table:formula="of:=-[.J26]*LN(1 - [.G20]/([.G22] - [.J20]))*1000" office:value-type="float" office:value="4.79377730704759" calcext:value-type="float">
            <text:p>4,79377730704759</text:p>
          </table:table-cell>
          <table:table-cell table:style-name="ce29" office:value-type="string" calcext:value-type="string">
            <text:p>mS</text:p>
          </table:table-cell>
          <table:table-cell/>
        </table:table-row>
        <table:table-row table:style-name="ro1">
          <table:table-cell table:style-name="ce29" office:value-type="string" calcext:value-type="string">
            <text:p>Vout act</text:p>
          </table:table-cell>
          <table:table-cell table:style-name="ce29" table:formula="of:=[.B21]*[.B24]/([.B24]+[.B22])" office:value-type="float" office:value="0.454545454545455" calcext:value-type="float">
            <text:p>0,454545454545455</text:p>
          </table:table-cell>
          <table:table-cell table:style-name="ce29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FF tim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29" table:formula="of:=-[.J27]*LN([.G21]/[.G22])*1000" office:value-type="float" office:value="2834.13203957329" calcext:value-type="float">
            <text:p>2834,13203957329</text:p>
          </table:table-cell>
          <table:table-cell table:style-name="ce29"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5"/>
          <table:table-cell table:style-name="ce29" office:value-type="string" calcext:value-type="string">
            <text:p>Ron</text:p>
          </table:table-cell>
          <table:table-cell table:style-name="ce29" office:value-type="float" office:value="0.62" calcext:value-type="float">
            <text:p>0,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N</text:p>
          </table:table-cell>
          <table:table-cell table:formula="of:=[.G26]*1000*[.G28]/1000000" office:value-type="float" office:value="0.0062" calcext:value-type="float">
            <text:p>0,006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" office:value-type="string" calcext:value-type="string">
            <text:p>Roff</text:p>
          </table:table-cell>
          <table:table-cell table:style-name="ce29" office:value-type="float" office:value="200" calcext:value-type="float">
            <text:p>20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FF</text:p>
          </table:table-cell>
          <table:table-cell table:formula="of:=[.G27]*1000*[.G28]/100000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" office:value-type="string" calcext:value-type="string">
            <text:p>C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u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5T12:26:06.237111811</dc:date>
    <meta:editing-duration>P3DT19H30M27S</meta:editing-duration>
    <meta:editing-cycles>211</meta:editing-cycles>
    <meta:generator>LibreOffice/7.3.7.2$Linux_X86_64 LibreOffice_project/30$Build-2</meta:generator>
    <meta:document-statistic meta:table-count="8" meta:cell-count="751" meta:object-count="0"/>
  </office:meta>
</office:document-meta>
</file>